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Координаты объекта, получаемые от ПЦУ, даны в горизонтальной системе<text:span text:style-name="T1">. </text:span><text:span text:style-name="T2">К</text:span>оординатами в ней являются <draw:frame draw:style-name="fr1" draw:name="Объект2" text:anchor-type="as-char" svg:width="0.427cm" svg:height="0.467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 <text:span text:style-name="T1">- </text:span><text:span text:style-name="T2">высота</text:span><text:span text:style-name="T1"> </text:span><text:span text:style-name="T2">над горизонтом — дуга между плоскостью математического горизонта и направлением на объект и </text:span><text:span text:style-name="T2"><draw:frame draw:style-name="fr1" draw:name="Объект1" text:anchor-type="as-char" svg:width="0.503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"> </text:span>- <text:s/>азимут — дуга математического горизонта от точки Юга до вертикального круга, проходящего через объект. Азимуты отсчитываются к западу от точки Юга в пределах от 0 до 360 градусов.</text:p>
      <text:p text:style-name="P1"><text:tab/>Траектория объекта анализируется, если объект проходит вблизи зенита, т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5T11:37:15.33</meta:creation-date>
    <dc:date>2011-05-05T12:51:32.70</dc:date>
    <meta:editing-duration>PT1H14M20S</meta:editing-duration>
    <meta:editing-cycles>2</meta:editing-cycles>
    <meta:generator>OpenOffice.org/3.3$Win32 OpenOffice.org_project/330m20$Build-9567</meta:generator>
    <meta:document-statistic meta:table-count="0" meta:image-count="0" meta:object-count="2" meta:page-count="1" meta:paragraph-count="2" meta:word-count="66" meta:character-count="459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2/content.xml><?xml version="1.0" encoding="utf-8"?>
<math xmlns="http://www.w3.org/1998/Math/MathML">
  <semantics>
    <mi>h</mi>
    <annotation encoding="StarMath 5.0">h</annotation>
  </semantics>
</math>
</file>